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93F3ABD5450D5B15.png" manifest:media-type="image/png"/>
  <manifest:file-entry manifest:full-path="Pictures/1000000000000266000001CC2BB4D5998F6B2F4C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25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4pt" fo:letter-spacing="0.06cm" fo:text-shadow="1pt 1pt" style:font-size-asian="18pt" style:font-size-complex="18pt"/>
    </style:style>
    <style:style style:name="T3" style:family="text">
      <style:text-properties fo:font-size="9pt" fo:letter-spacing="0.06cm" fo:text-shadow="1pt 1pt" style:font-size-asian="11pt" style:font-size-complex="11pt"/>
    </style:style>
    <style:style style:name="T4" style:family="text">
      <style:text-properties fo:font-size="9pt" fo:letter-spacing="0.06cm" fo:text-shadow="none" style:font-size-asian="11pt" style:font-size-complex="11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etter-spacing="0.06cm" style:font-size-asian="18pt" style:font-size-complex="18pt"/>
    </style:style>
    <style:style style:name="T10" style:family="text">
      <style:text-properties fo:font-size="9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21cm" svg:height="6.683cm" svg:x="2.016cm" svg:y="0.905cm">
          <draw:image xlink:href="Pictures/1000000000000266000001CC2BB4D5998F6B2F4C.pdf" xlink:type="simple" xlink:show="embed" xlink:actuate="onLoad" loext:mime-type="application/pdf">
            <text:p/>
          </draw:image>
          <draw:image xlink:href="Pictures/1000000000000266000001CC93F3ABD5450D5B15.png" xlink:type="simple" xlink:show="embed" xlink:actuate="onLoad" loext:mime-type="image/png"/>
        </draw:frame>
        <draw:frame draw:style-name="gr2" draw:text-style-name="P2" draw:layer="layout" svg:width="3.429cm" svg:height="1.651cm" svg:x="0.238cm" svg:y="4.302cm">
          <draw:text-box>
            <text:p text:style-name="P1"><text:span text:style-name="T1"><text:s text:c="3"/></text:span><text:span text:style-name="T2">P</text:span><text:span text:style-name="T3">phase <text:s text:c="2"/></text:span><text:span text:style-name="T4">Transition</text:span></text:p>
          </draw:text-box>
        </draw:frame>
        <draw:frame draw:style-name="gr3" draw:text-style-name="P3" draw:layer="layout" svg:width="5.588cm" svg:height="1.016cm" svg:x="3.667cm" svg:y="8.239cm">
          <draw:text-box>
            <text:p text:style-name="P1"><text:span text:style-name="T5">Invers</text:span><text:span text:style-name="T5">e </text:span><text:span text:style-name="T5">Densit</text:span><text:span text:style-name="T5">y</text:span></text:p>
          </draw:text-box>
        </draw:frame>
        <draw:frame draw:style-name="gr4" draw:text-style-name="P4" draw:layer="layout" svg:width="3.556cm" svg:height="1.505cm" draw:transform="rotate (1.5707963267949) translate (-0.505cm 5.445cm)">
          <draw:text-box>
            <text:p text:style-name="P1"><text:span text:style-name="T6"><text:s text:c="8"/></text:span><text:span text:style-name="T6"><text:s text:c="4"/></text:span><text:span text:style-name="T6">Pre</text:span><text:span text:style-name="T7">ssu</text:span><text:span text:style-name="T6">r</text:span><text:span text:style-name="T6">e</text:span></text:p>
          </draw:text-box>
        </draw:frame>
        <draw:frame draw:style-name="gr5" draw:text-style-name="P5" draw:layer="layout" svg:width="1.905cm" svg:height="0.889cm" svg:x="3.444cm" svg:y="2.556cm">
          <draw:text-box>
            <text:p><text:span text:style-name="T8">S</text:span><text:span text:style-name="T8">o</text:span><text:span text:style-name="T8">l</text:span><text:span text:style-name="T8">i</text:span><text:span text:style-name="T8">d</text:span></text:p>
          </draw:text-box>
        </draw:frame>
        <draw:frame draw:style-name="gr5" draw:text-style-name="P5" draw:layer="layout" svg:width="2.667cm" svg:height="0.889cm" svg:x="6.111cm" svg:y="2.81cm">
          <draw:text-box>
            <text:p><text:span text:style-name="T8">Liqu</text:span><text:span text:style-name="T8">id</text:span></text:p>
          </draw:text-box>
        </draw:frame>
        <draw:g>
          <draw:frame draw:style-name="gr6" draw:text-style-name="P6" draw:layer="layout" svg:width="3.429cm" svg:height="1.778cm" svg:x="6.873cm" svg:y="6.874cm">
            <draw:text-box>
              <text:p><text:span text:style-name="T8"><text:s/></text:span><text:span text:style-name="T5">1</text:span><text:span text:style-name="T8"> <text:s text:c="4"/></text:span><text:span text:style-name="T8"><text:s text:c="2"/></text:span><text:span text:style-name="T5">1</text:span></text:p>
              <text:p><text:span text:style-name="T9">n</text:span><text:span text:style-name="T10">S</text:span><text:span text:style-name="T8"> <text:s text:c="3"/></text:span><text:span text:style-name="T8"><text:s/></text:span><text:span text:style-name="T9">n</text:span><text:span text:style-name="T10">L</text:span></text:p>
            </draw:text-box>
          </draw:frame>
          <draw:line draw:style-name="gr7" draw:text-style-name="P7" draw:layer="layout" svg:x1="7cm" svg:y1="7.619cm" svg:x2="7.762cm" svg:y2="7.619cm">
            <text:p/>
          </draw:line>
          <draw:line draw:style-name="gr7" draw:text-style-name="P7" draw:layer="layout" svg:x1="8.27cm" svg:y1="7.619cm" svg:x2="9.032cm" svg:y2="7.61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922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9T08:56:01.382734686</dc:date>
    <meta:editing-duration>PT1H47M58S</meta:editing-duration>
    <meta:editing-cycles>41</meta:editing-cycles>
    <meta:generator>LibreOffice/6.1.5.2$Linux_X86_64 LibreOffice_project/10$Build-2</meta:generator>
    <meta:document-statistic meta:object-count="10"/>
  </office:meta>
</office:document-meta>
</file>